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adornments="Regular" style:font-pitch="variable"/>
    <style:font-face style:name="BellCentennial LT Address" svg:font-family="'BellCentennial LT Addres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Heading_20_1" office:value-type="string" calcext:value-type="string">
            <text:p>SLAB LEGAL AID CALCS </text:p>
          </table:table-cell>
          <table:table-cell table:style-name="Heading_20_1" table:number-columns-repeated="1022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date" office:date-value="2024-02-14" calcext:value-type="date">
            <text:p>14/02/24</text:p>
          </table:table-cell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<text:a xlink:href="https://www.slab.org.uk/new-to-legal-aid/eligibility-estimators/estimator-civil-legal-aid/" xlink:type="simple">https://www.slab.org.uk/new-to-legal-aid/eligibility-estimators/estimator-civil-legal-aid/</text:a></text:p>
          </table:table-cell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</text:p>
          </table:table-cell>
          <table:table-cell table:style-name="Heading_20_2" office:value-type="string" calcext:value-type="string">
            <text:p>CIVIL</text:p>
          </table:table-cell>
          <table:table-cell table:style-name="Heading_20_2" table:number-columns-repeated="102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" office:value-type="string" calcext:value-type="string">
            <text:p>Rent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Deps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Earnings</text:p>
          </table:table-cell>
          <table:table-cell table:style-name="ce1" office:value-type="string" calcext:value-type="string">
            <text:p>Outgoings</text:p>
          </table:table-cell>
          <table:table-cell table:style-name="ce1" office:value-type="string" calcext:value-type="string">
            <text:p>Wealth</text:p>
          </table:table-cell>
          <table:table-cell table:style-name="ce1" office:value-type="string" calcext:value-type="string">
            <text:p>Passported</text:p>
          </table:table-cell>
          <table:table-cell table:style-name="ce1" office:value-type="string" calcext:value-type="string">
            <text:p>Eligible</text:p>
          </table:table-cell>
          <table:table-cell table:style-name="ce1" office:value-type="string" calcext:value-type="string">
            <text:p>Income Contrib</text:p>
          </table:table-cell>
          <table:table-cell table:style-name="ce1" office:value-type="string" calcext:value-type="string">
            <text:p>Capital Contrib</text:p>
          </table:table-cell>
          <table:table-cell table:style-name="ce1" office:value-type="string" calcext:value-type="string">
            <text:p>Allowances</text:p>
          </table:table-cell>
          <table:table-cell table:style-name="ce1" office:value-type="string" calcext:value-type="string">
            <text:p>Deductions</text:p>
          </table:table-cell>
          <table:table-cell table:style-name="ce1" office:value-type="string" calcext:value-type="string">
            <text:p>Disposable Income</text:p>
          </table:table-cell>
          <table:table-cell/>
          <table:table-cell table:style-name="ce1"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formula="of:=[.A7]+[.A7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14004.77" calcext:value-type="currency">
            <text:p>£14,004.77</text:p>
          </table:table-cell>
          <table:table-cell office:value-type="currency" office:currency="GBP" office:value="0" calcext:value-type="currency">
            <text:p>£0.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00" calcext:value-type="float">
            <text:p>25000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formula="of:=[.A8]+[.A8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11475.77" calcext:value-type="currency">
            <text:p>£11,475.77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currency" office:currency="GBP" office:value="2529" calcext:value-type="currency">
            <text:p>£2,529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22471" calcext:value-type="currency">
            <text:p>£22,471.00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A9]+[.A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4055.77" calcext:value-type="currency">
            <text:p>£4,055.77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14359" calcext:value-type="currency">
            <text:p>£14,359.00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A10]+[.A10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4055.77" calcext:value-type="currency">
            <text:p>£4,055.77</text:p>
          </table:table-cell>
          <table:table-cell office:value-type="currency" office:currency="GBP" office:value="2147" calcext:value-type="currency">
            <text:p>£2,147.00</text:p>
          </table:table-cell>
          <table:table-cell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14359" calcext:value-type="currency">
            <text:p>£14,359.00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A11]+[.A11]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currency" office:currency="GBP" office:value="4055.77" calcext:value-type="currency">
            <text:p>£4,055.77</text:p>
          </table:table-cell>
          <table:table-cell office:value-type="currency" office:currency="GBP" office:value="4147" calcext:value-type="currency">
            <text:p>£4,147.00</text:p>
          </table:table-cell>
          <table:table-cell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14359" calcext:value-type="currency">
            <text:p>£14,359.00</text:p>
          </table:table-cell>
          <table:table-cell table:number-columns-repeated="1010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A12]+[.A12]" office:value-type="float" office:value="20000" calcext:value-type="float">
            <text:p>20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£276.54</text:p>
          </table:table-cell>
          <table:table-cell office:value-type="currency" office:currency="GBP" office:value="4147" calcext:value-type="currency">
            <text:p>£4,147.00</text:p>
          </table:table-cell>
          <table:table-cell office:value-type="currency" office:currency="GBP" office:value="10641" calcext:value-type="currency">
            <text:p>£10,641.00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4359" calcext:value-type="currency">
            <text:p>£4,359.0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adornments="Regular" style:font-pitch="variable"/>
    <style:font-face style:name="BellCentennial LT Address" svg:font-family="'BellCentennial LT Addres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Bahnschrift" fo:font-family="Bahnschrift" style:font-style-name="Regular" style:font-pitch="variable"/>
    </style:style>
    <style:style style:name="Heading" style:family="table-cell" style:parent-style-name="Default">
      <style:text-properties fo:color="#004586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4-02-14T18:55:17.615134845</meta:creation-date>
    <meta:generator>LibreOffice/7.3.7.2$Linux_X86_64 LibreOffice_project/30$Build-2</meta:generator>
    <dc:date>2024-02-16T13:47:00.499932488</dc:date>
    <dc:creator>Graham Stark</dc:creator>
    <meta:editing-duration>P1DT18H41M23S</meta:editing-duration>
    <meta:editing-cycles>26</meta:editing-cycles>
    <meta:document-statistic meta:table-count="1" meta:cell-count="107" meta:object-count="0"/>
  </office:meta>
</office:document-meta>
</file>